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language="pt" fo:country="BR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  <style:text-properties fo:language="pt" fo:country="BR"/>
    </style:style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Standard">
      <style:text-properties fo:language="pt" fo:country="BR"/>
    </style:style>
    <style:style style:name="T1" style:family="text">
      <style:text-properties fo:language="pt" fo:country="BR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1">O algoritmo FCFS (Primeiro-a-Chegar, Primeiro-a-Ser-Atendido) é o algoritmo de </text:span><text:span text:style-name="Emphasis"><text:span text:style-name="T1">scheduling</text:span></text:span><text:span text:style-name="T1"> da CPU mais simples.</text:span></text:p>
      <text:p text:style-name="P1">Aqui está uma explicação detalhada:</text:p>
      <text:list text:style-name="L1">
        <text:list-item>
          <text:p text:style-name="P2"><text:span text:style-name="Strong_20_Emphasis"><text:span text:style-name="T1">Conceito e Funcionamento</text:span></text:span></text:p>
          <text:list>
            <text:list-item>
              <text:p text:style-name="P3">Nesse esquema, o processo que solicita a CPU primeiro é o primeiro a utilizá-la. </text:p>
            </text:list-item>
            <text:list-item>
              <text:p text:style-name="P3">A implementação da política FCFS é facilmente gerenciada com uma fila FIFO (primeiro-a-entrar, primeiro-a-sair). </text:p>
            </text:list-item>
            <text:list-item>
              <text:p text:style-name="P3">Quando um novo processo entra na fila de prontos, seu Bloco de Controle de Processo (PCB) é adicionado à cauda da fila. </text:p>
            </text:list-item>
            <text:list-item>
              <text:p text:style-name="P3">Quando a CPU fica livre, ela é alocada ao processo que está na cabeça da fila. O processo em execução é então removido da fila. </text:p>
            </text:list-item>
            <text:list-item>
              <text:p text:style-name="P4"><text:span text:style-name="T1">O algoritmo FCFS </text:span><text:span text:style-name="Strong_20_Emphasis"><text:span text:style-name="T1">não tem preempção</text:span></text:span><text:span text:style-name="T1">. Uma vez que a CPU tenha sido alocada para um processo, ele a ocupa até liberá-la, seja ao encerrar sua execução ou ao solicitar I/O. </text:span></text:p>
            </text:list-item>
            <text:list-item>
              <text:p text:style-name="P4"><text:span text:style-name="T1">Em sistemas de </text:span><text:span text:style-name="Emphasis"><text:span text:style-name="T1">disk scheduling</text:span></text:span><text:span text:style-name="T1">, o FCFS também é a forma mais simples, sendo intrinsecamente justo, mas geralmente não oferece o serviço mais rápido. Para discos de estado sólido (SSDs), que não possuem cabeçotes móveis, uma política FCFS simples é frequentemente utilizada, às vezes modificada para mesclar solicitações adjacentes. </text:span></text:p>
            </text:list-item>
          </text:list>
        </text:list-item>
        <text:list-item>
          <text:p text:style-name="P2"><text:span text:style-name="Strong_20_Emphasis"><text:span text:style-name="T1">Cálculos e Exemplo</text:span></text:span></text:p>
          <text:list>
            <text:list-item>
              <text:p text:style-name="P3">O tempo médio de espera na política FCFS é frequentemente longo. </text:p>
            </text:list-item>
            <text:list-item>
              <text:p text:style-name="P3">Considere o seguinte conjunto de processos que chegam no tempo 0, com a duração do pico de CPU dada em milissegundos: </text:p>
              <text:list>
                <text:list-item>
                  <text:p text:style-name="P3">P1: 24 ms </text:p>
                </text:list-item>
                <text:list-item>
                  <text:p text:style-name="P3">P2: 3 ms </text:p>
                </text:list-item>
                <text:list-item>
                  <text:p text:style-name="P3">P3: 3 ms </text:p>
                </text:list-item>
              </text:list>
            </text:list-item>
            <text:list-item>
              <text:p text:style-name="P4"><text:span text:style-name="T1">Se os processos chegam na ordem P1, P2, P3 e são atendidos na ordem FCFS, o resultado é o seguinte </text:span><text:span text:style-name="Strong_20_Emphasis"><text:span text:style-name="T1">gráfico de Gantt</text:span></text:span><text:span text:style-name="T1">: </text:span></text:p>
              <text:list>
                <text:list-item>
                  <text:p text:style-name="P4"><text:span text:style-name="Source_20_Text"><text:span text:style-name="T1">P1 (0-24)</text:span></text:span><text:span text:style-name="T1"> </text:span></text:p>
                </text:list-item>
                <text:list-item>
                  <text:p text:style-name="P4"><text:span text:style-name="Source_20_Text"><text:span text:style-name="T1">P2 (24-27)</text:span></text:span><text:span text:style-name="T1"> </text:span></text:p>
                </text:list-item>
                <text:list-item>
                  <text:p text:style-name="P4"><text:span text:style-name="Source_20_Text"><text:span text:style-name="T1">P3 (27-30)</text:span></text:span><text:span text:style-name="T1"> </text:span></text:p>
                </text:list-item>
              </text:list>
            </text:list-item>
            <text:list-item>
              <text:p text:style-name="P4"><text:span text:style-name="Strong_20_Emphasis"><text:span text:style-name="T1">Cálculo do tempo de espera</text:span></text:span><text:span text:style-name="T1">: </text:span></text:p>
              <text:list>
                <text:list-item>
                  <text:p text:style-name="P3">P1: 0 milissegundos (inicia imediatamente). </text:p>
                </text:list-item>
                <text:list-item>
                  <text:p text:style-name="P3">P2: 24 milissegundos (espera P1 terminar). </text:p>
                </text:list-item>
                <text:list-item>
                  <text:p text:style-name="P3">P3: 27 milissegundos (espera P1 e P2 terminarem). </text:p>
                </text:list-item>
              </text:list>
            </text:list-item>
            <text:list-item>
              <text:p text:style-name="P4"><text:span text:style-name="Strong_20_Emphasis"><text:span text:style-name="T1">Cálculo do tempo médio de espera</text:span></text:span><text:span text:style-name="T1">: (0 + 24 + 27) / 3 = </text:span><text:span text:style-name="Strong_20_Emphasis"><text:span text:style-name="T1">17 milissegundos</text:span></text:span><text:span text:style-name="T1">. </text:span></text:p>
            </text:list-item>
            <text:list-item>
              <text:p text:style-name="P3">A ordem de chegada dos processos é crucial para o tempo médio de espera no FCFS, podendo variar significativamente. Por exemplo, se a ordem fosse P2, P3, P1, o tempo médio de espera seria (0 + 3 + 6) / 3 = 3 milissegundos. </text:p>
            </text:list-item>
          </text:list>
        </text:list-item>
        <text:list-item>
          <text:p text:style-name="P2"><text:span text:style-name="Strong_20_Emphasis"><text:span text:style-name="T1">Desvantagens</text:span></text:span></text:p>
          <text:list>
            <text:list-item>
              <text:p text:style-name="P4"><text:span text:style-name="T1">A principal desvantagem é o </text:span><text:span text:style-name="Strong_20_Emphasis"><text:span text:style-name="T1">tempo médio de espera geralmente longo</text:span></text:span><text:span text:style-name="T1">. </text:span></text:p>
            </text:list-item>
            <text:list-item>
              <text:p text:style-name="P4"><text:soft-page-break/><text:span text:style-name="T1">Pode ocorrer um </text:span><text:span text:style-name="Strong_20_Emphasis"><text:span text:style-name="T1">efeito comboio</text:span></text:span><text:span text:style-name="T1">. Se um processo limitado pela CPU (que requer muito tempo de CPU) ocupa a CPU por um longo período, todos os outros processos (incluindo os limitados por I/O que têm picos de CPU curtos) podem terminar suas operações de I/O e entrar na fila de prontos, esperando pela CPU. Enquanto esperam, os dispositivos de I/O ficam ociosos. Isso resulta em baixa utilização da CPU e dos dispositivos. </text:span></text:p>
            </text:list-item>
            <text:list-item>
              <text:p text:style-name="P3">É particularmente problemático para sistemas de tempo compartilhado, onde é importante que cada usuário tenha sua vez na CPU em intervalos regulares, e um processo não deve monopolizar a CPU por um período extenso. </text:p>
            </text:list-item>
            <text:list-item>
              <text:p text:style-name="P2"><text:span text:style-name="T1">Por essas razões, não é considerado um algoritmo ideal de </text:span><text:span text:style-name="Emphasis"><text:span text:style-name="T1">scheduling</text:span></text:span><text:span text:style-name="T1"> da CPU. </text:span></text:p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xx" style:country-asian="none" style:font-name-complex="Arial1" style:font-size-complex="12pt" style:language-complex="zxx" style:country-complex="none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8T20:28:54.415660400</meta:creation-date>
    <dc:date>2025-08-08T20:30:33.698010300</dc:date>
    <meta:editing-duration>PT1M39S</meta:editing-duration>
    <meta:editing-cycles>1</meta:editing-cycles>
    <meta:generator>LibreOffice/25.2.5.2$Windows_X86_64 LibreOffice_project/03d19516eb2e1dd5d4ccd751a0d6f35f35e08022</meta:generator>
    <meta:document-statistic meta:table-count="0" meta:image-count="0" meta:object-count="0" meta:page-count="2" meta:paragraph-count="30" meta:word-count="493" meta:character-count="2770" meta:non-whitespace-character-count="2310"/>
  </office:meta>
</office:document-meta>
</file>